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<text:a xlink:href="https://www.britannica.com/place/Kazakhstan" xlink:type="simple">Kazakhstan</text:a></text:p>
          </table:table-cell>
          <table:table-cell office:value-type="string" calcext:value-type="string">
            <text:p>1,052,084</text:p>
          </table:table-cell>
          <table:table-cell office:value-type="string" calcext:value-type="string">
            <text:p>2,724,900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Mongolia" xlink:type="simple">Mongolia</text:a></text:p>
          </table:table-cell>
          <table:table-cell office:value-type="float" office:value="603.953" calcext:value-type="float">
            <text:p>603,953</text:p>
          </table:table-cell>
          <table:table-cell office:value-type="string" calcext:value-type="string">
            <text:p>1,564,241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Chad" xlink:type="simple">Chad</text:a></text:p>
          </table:table-cell>
          <table:table-cell office:value-type="float" office:value="495.753" calcext:value-type="float">
            <text:p>495,753</text:p>
          </table:table-cell>
          <table:table-cell office:value-type="string" calcext:value-type="string">
            <text:p>1,284,000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Niger" xlink:type="simple">Niger</text:a></text:p>
          </table:table-cell>
          <table:table-cell office:value-type="float" office:value="489.189" calcext:value-type="float">
            <text:p>489,189</text:p>
          </table:table-cell>
          <table:table-cell office:value-type="string" calcext:value-type="string">
            <text:p>1,267,000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Mali" xlink:type="simple">Mali</text:a></text:p>
          </table:table-cell>
          <table:table-cell office:value-type="float" office:value="479.242" calcext:value-type="float">
            <text:p>479,242</text:p>
          </table:table-cell>
          <table:table-cell office:value-type="string" calcext:value-type="string">
            <text:p>1,241,238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Bolivia" xlink:type="simple">Bolivia</text:a></text:p>
          </table:table-cell>
          <table:table-cell office:value-type="float" office:value="424.162" calcext:value-type="float">
            <text:p>424,162</text:p>
          </table:table-cell>
          <table:table-cell office:value-type="string" calcext:value-type="string">
            <text:p>1,098,581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<text:a xlink:href="https://www.britannica.com/place/Ethiopia" xlink:type="simple">Ethiopia</text:a></text:p>
          </table:table-cell>
          <table:table-cell office:value-type="float" office:value="432.432" calcext:value-type="float">
            <text:p>432,432</text:p>
          </table:table-cell>
          <table:table-cell office:value-type="string" calcext:value-type="string">
            <text:p>1,120,000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Zambia" xlink:type="simple">Zambia</text:a></text:p>
          </table:table-cell>
          <table:table-cell office:value-type="float" office:value="290.583" calcext:value-type="float">
            <text:p>290,583</text:p>
          </table:table-cell>
          <table:table-cell office:value-type="float" office:value="752.612" calcext:value-type="float">
            <text:p>752,612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Afghanistan" xlink:type="simple">Afghanistan</text:a></text:p>
          </table:table-cell>
          <table:table-cell office:value-type="float" office:value="252.072" calcext:value-type="float">
            <text:p>252,072</text:p>
          </table:table-cell>
          <table:table-cell office:value-type="float" office:value="652.867" calcext:value-type="float">
            <text:p>652,867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South-Sudan" xlink:type="simple">South Sudan</text:a></text:p>
          </table:table-cell>
          <table:table-cell office:value-type="float" office:value="248.775" calcext:value-type="float">
            <text:p>248,775</text:p>
          </table:table-cell>
          <table:table-cell office:value-type="float" office:value="644.329" calcext:value-type="float">
            <text:p>644,329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Central-African-Republic" xlink:type="simple">Central African Republic</text:a></text:p>
          </table:table-cell>
          <table:table-cell office:value-type="float" office:value="240.323" calcext:value-type="float">
            <text:p>240,323</text:p>
          </table:table-cell>
          <table:table-cell office:value-type="float" office:value="622.436" calcext:value-type="float">
            <text:p>622,436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Botswana" xlink:type="simple">Botswana</text:a></text:p>
          </table:table-cell>
          <table:table-cell office:value-type="float" office:value="224.606" calcext:value-type="float">
            <text:p>224,606</text:p>
          </table:table-cell>
          <table:table-cell office:value-type="float" office:value="581.73" calcext:value-type="float">
            <text:p>581,73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Turkmenistan" xlink:type="simple">Turkmenistan</text:a></text:p>
          </table:table-cell>
          <table:table-cell office:value-type="float" office:value="189.656" calcext:value-type="float">
            <text:p>189,656</text:p>
          </table:table-cell>
          <table:table-cell office:value-type="float" office:value="491.21" calcext:value-type="float">
            <text:p>491,21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Uzbekistan" xlink:type="simple">Uzbekistan</text:a></text:p>
          </table:table-cell>
          <table:table-cell office:value-type="float" office:value="173.348" calcext:value-type="float">
            <text:p>173,348</text:p>
          </table:table-cell>
          <table:table-cell office:value-type="float" office:value="448.971" calcext:value-type="float">
            <text:p>448,971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Paraguay" xlink:type="simple">Paraguay</text:a></text:p>
          </table:table-cell>
          <table:table-cell office:value-type="float" office:value="157.047" calcext:value-type="float">
            <text:p>157,047</text:p>
          </table:table-cell>
          <table:table-cell office:value-type="float" office:value="406.752" calcext:value-type="float">
            <text:p>406,752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<text:a xlink:href="https://www.britannica.com/place/Zimbabwe" xlink:type="simple">Zimbabwe</text:a></text:p>
          </table:table-cell>
          <table:table-cell office:value-type="float" office:value="150.871" calcext:value-type="float">
            <text:p>150,871</text:p>
          </table:table-cell>
          <table:table-cell office:value-type="float" office:value="390.757" calcext:value-type="float">
            <text:p>390,757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Burkina-Faso" xlink:type="simple">Burkina Faso</text:a></text:p>
          </table:table-cell>
          <table:table-cell office:value-type="float" office:value="104.542" calcext:value-type="float">
            <text:p>104,542</text:p>
          </table:table-cell>
          <table:table-cell office:value-type="float" office:value="270.764" calcext:value-type="float">
            <text:p>270,764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Uganda" xlink:type="simple">Uganda</text:a></text:p>
          </table:table-cell>
          <table:table-cell office:value-type="float" office:value="93.264" calcext:value-type="float">
            <text:p>93,264</text:p>
          </table:table-cell>
          <table:table-cell office:value-type="float" office:value="241.553" calcext:value-type="float">
            <text:p>241,553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Laos" xlink:type="simple">Laos</text:a></text:p>
          </table:table-cell>
          <table:table-cell office:value-type="float" office:value="91.428" calcext:value-type="float">
            <text:p>91,428</text:p>
          </table:table-cell>
          <table:table-cell office:value-type="float" office:value="236.8" calcext:value-type="float">
            <text:p>236,8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Belarus" xlink:type="simple">Belarus</text:a></text:p>
          </table:table-cell>
          <table:table-cell office:value-type="float" office:value="80.166" calcext:value-type="float">
            <text:p>80,166</text:p>
          </table:table-cell>
          <table:table-cell office:value-type="float" office:value="207.629" calcext:value-type="float">
            <text:p>207,629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Kyrgyzstan" xlink:type="simple">Kyrgyzstan</text:a></text:p>
          </table:table-cell>
          <table:table-cell office:value-type="float" office:value="77.199" calcext:value-type="float">
            <text:p>77,199</text:p>
          </table:table-cell>
          <table:table-cell office:value-type="float" office:value="199.945" calcext:value-type="float">
            <text:p>199,945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Nepal" xlink:type="simple">Nepal</text:a></text:p>
          </table:table-cell>
          <table:table-cell office:value-type="float" office:value="56.827" calcext:value-type="float">
            <text:p>56,827</text:p>
          </table:table-cell>
          <table:table-cell office:value-type="float" office:value="147.181" calcext:value-type="float">
            <text:p>147,181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Tajikistan" xlink:type="simple">Tajikistan</text:a></text:p>
          </table:table-cell>
          <table:table-cell office:value-type="float" office:value="54.595" calcext:value-type="float">
            <text:p>54,595</text:p>
          </table:table-cell>
          <table:table-cell office:value-type="float" office:value="141.4" calcext:value-type="float">
            <text:p>141,4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Malawi" xlink:type="simple">Malawi</text:a></text:p>
          </table:table-cell>
          <table:table-cell office:value-type="float" office:value="45.853" calcext:value-type="float">
            <text:p>45,853</text:p>
          </table:table-cell>
          <table:table-cell office:value-type="float" office:value="118.76" calcext:value-type="float">
            <text:p>118,76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Hungary" xlink:type="simple">Hungary</text:a></text:p>
          </table:table-cell>
          <table:table-cell office:value-type="float" office:value="35.916" calcext:value-type="float">
            <text:p>35,916</text:p>
          </table:table-cell>
          <table:table-cell office:value-type="float" office:value="93.023" calcext:value-type="float">
            <text:p>93,023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Azerbaijan" xlink:type="simple">Azerbaijan</text:a></text:p>
          </table:table-cell>
          <table:table-cell office:value-type="float" office:value="33.166" calcext:value-type="float">
            <text:p>33,166</text:p>
          </table:table-cell>
          <table:table-cell office:value-type="float" office:value="85.9" calcext:value-type="float">
            <text:p>85,9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Austria" xlink:type="simple">Austria</text:a></text:p>
          </table:table-cell>
          <table:table-cell office:value-type="float" office:value="32.388" calcext:value-type="float">
            <text:p>32,388</text:p>
          </table:table-cell>
          <table:table-cell office:value-type="float" office:value="83.884" calcext:value-type="float">
            <text:p>83,884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Czech-Republic" xlink:type="simple">Czech Republic</text:a></text:p>
          </table:table-cell>
          <table:table-cell office:value-type="float" office:value="30.452" calcext:value-type="float">
            <text:p>30,452</text:p>
          </table:table-cell>
          <table:table-cell office:value-type="float" office:value="78.87" calcext:value-type="float">
            <text:p>78,87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Serbia" xlink:type="simple">Serbia</text:a></text:p>
          </table:table-cell>
          <table:table-cell office:value-type="float" office:value="29.957" calcext:value-type="float">
            <text:p>29,957</text:p>
          </table:table-cell>
          <table:table-cell office:value-type="float" office:value="77.589" calcext:value-type="float">
            <text:p>77,589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Slovakia" xlink:type="simple">Slovakia</text:a></text:p>
          </table:table-cell>
          <table:table-cell office:value-type="float" office:value="18.932" calcext:value-type="float">
            <text:p>18,932</text:p>
          </table:table-cell>
          <table:table-cell office:value-type="float" office:value="49.034" calcext:value-type="float">
            <text:p>49,034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Switzerland" xlink:type="simple">Switzerland</text:a></text:p>
          </table:table-cell>
          <table:table-cell office:value-type="float" office:value="15.942" calcext:value-type="float">
            <text:p>15,942</text:p>
          </table:table-cell>
          <table:table-cell office:value-type="float" office:value="41.291" calcext:value-type="float">
            <text:p>41,29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Bhutan" xlink:type="simple">Bhutan</text:a></text:p>
          </table:table-cell>
          <table:table-cell office:value-type="float" office:value="14.824" calcext:value-type="float">
            <text:p>14,824</text:p>
          </table:table-cell>
          <table:table-cell office:value-type="float" office:value="38.394" calcext:value-type="float">
            <text:p>38,394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Moldova" xlink:type="simple">Moldova</text:a></text:p>
          </table:table-cell>
          <table:table-cell office:value-type="float" office:value="13.067" calcext:value-type="float">
            <text:p>13,067</text:p>
          </table:table-cell>
          <table:table-cell office:value-type="float" office:value="33.843" calcext:value-type="float">
            <text:p>33,843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Lesotho" xlink:type="simple">Lesotho</text:a></text:p>
          </table:table-cell>
          <table:table-cell office:value-type="float" office:value="11.72" calcext:value-type="float">
            <text:p>11,72</text:p>
          </table:table-cell>
          <table:table-cell office:value-type="float" office:value="30.355" calcext:value-type="float">
            <text:p>30,355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Armenia" xlink:type="simple">Armenia</text:a></text:p>
          </table:table-cell>
          <table:table-cell office:value-type="float" office:value="11.484" calcext:value-type="float">
            <text:p>11,484</text:p>
          </table:table-cell>
          <table:table-cell office:value-type="float" office:value="29.743" calcext:value-type="float">
            <text:p>29,743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<text:a xlink:href="https://www.britannica.com/place/Burundi" xlink:type="simple">Burundi</text:a></text:p>
          </table:table-cell>
          <table:table-cell office:value-type="float" office:value="10.747" calcext:value-type="float">
            <text:p>10,747</text:p>
          </table:table-cell>
          <table:table-cell office:value-type="float" office:value="27.834" calcext:value-type="float">
            <text:p>27,834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Rwanda" xlink:type="simple">Rwanda</text:a></text:p>
          </table:table-cell>
          <table:table-cell office:value-type="float" office:value="10.169" calcext:value-type="float">
            <text:p>10,169</text:p>
          </table:table-cell>
          <table:table-cell office:value-type="float" office:value="26.338" calcext:value-type="float">
            <text:p>26,338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North-Macedonia" xlink:type="simple">North Macedonia</text:a></text:p>
          </table:table-cell>
          <table:table-cell office:value-type="float" office:value="9.821" calcext:value-type="float">
            <text:p>9,821</text:p>
          </table:table-cell>
          <table:table-cell office:value-type="float" office:value="25.436" calcext:value-type="float">
            <text:p>25,43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Eswatini" xlink:type="simple">Eswatini</text:a></text:p>
          </table:table-cell>
          <table:table-cell office:value-type="float" office:value="6.704" calcext:value-type="float">
            <text:p>6,704</text:p>
          </table:table-cell>
          <table:table-cell office:value-type="float" office:value="17.364" calcext:value-type="float">
            <text:p>17,364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<text:a xlink:href="https://www.britannica.com/place/Luxembourg" xlink:type="simple">Luxembourg</text:a></text:p>
          </table:table-cell>
          <table:table-cell office:value-type="float" office:value="998" calcext:value-type="float">
            <text:p>998</text:p>
          </table:table-cell>
          <table:table-cell office:value-type="float" office:value="2.586" calcext:value-type="float">
            <text:p>2,58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Andorra" xlink:type="simple">Andorra</text:a></text:p>
          </table:table-cell>
          <table:table-cell office:value-type="float" office:value="181" calcext:value-type="float">
            <text:p>18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Liechtenstein" xlink:type="simple">Liechtenstein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San-Marino-republic-Europe" xlink:type="simple">San Marino</text:a>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<text:a xlink:href="https://www.britannica.com/place/Vatican-City" xlink:type="simple">Vatican City</text:a>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Euro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5:42:47.693870878</meta:creation-date>
    <dc:date>2025-07-04T15:42:58.259608980</dc:date>
    <meta:editing-duration>PT11S</meta:editing-duration>
    <meta:editing-cycles>1</meta:editing-cycles>
    <meta:document-statistic meta:table-count="1" meta:cell-count="176" meta:object-count="0"/>
    <meta:generator>LibreOffice/24.8.4.2$MacOSX_X86_64 LibreOffice_project/bb3cfa12c7b1bf994ecc5649a80400d06cd71002</meta:generator>
    <meta:user-defined meta:name=""/>
  </office:meta>
</office:document-meta>
</file>